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) Folgende aufeinander folgenden Code-Zeilen sind gegeben. Wie sehen die Bildschirmausgaben aus?</text:span> </text:p>
      <text:p text:style-name="Standard">string a = "Hallo"; </text:p>
      <text:p text:style-name="Standard">string b = "H"; </text:p>
      <text:p text:style-name="Standard">b += "allo"; </text:p>
      <text:p text:style-name="Standard">Console.WriteLine (b); Ausgabe: 'Hallo'</text:p>
      <text:p text:style-name="Standard">Console.WriteLine (b.Length); Ausgabe: 5</text:p>
      <text:p text:style-name="Standard">Console.WriteLine( a == b ); Ausgbabee: true</text:p>
      <text:p text:style-name="Standard">Console.WriteLine ((object) a == b ) Ausgbe: true</text:p>
      <text:p text:style-name="Standard"/>
      <text:p text:style-name="Standard"/>
      <text:p text:style-name="P1">2) Warum liefert der Code if(x = 3) { Console.Write("ungerade"); } eine Fehlermeldung bei der </text:p>
      <text:p text:style-name="Standard"><text:span text:style-name="T1">Übersetzung?</text:span> </text:p>
      <text:p text:style-name="Standard">Zuweisungen koennen nicht als Bedingung mitgegeben werden.</text:p>
      <text:p text:style-name="Standard"/>
      <text:p text:style-name="Standard"/>
      <text:p text:style-name="Standard"><text:span text:style-name="T1">3) Bit-Operationen: Bitte ergänzen Sie entstehende Bitmuster und Ausgaben des u.a. Code-Blocks.</text:span></text:p>
      <text:p text:style-name="Standard">int a,b;</text:p>
      <text:p text:style-name="Standard">a = 1; Bitmuster: 001 </text:p>
      <text:p text:style-name="Standard">b = 2;Bitmuster: 010</text:p>
      <text:p text:style-name="Standard">a = a ^b ;Bitmuster: <text:s/>001</text:p>
      <text:p text:style-name="Standard">Console.Write(a); 3</text:p>
      <text:p text:style-name="Standard">a = 1;Bitmuster: 001</text:p>
      <text:p text:style-name="Standard">a= a&lt;&lt; 2; Bitmuster: 100</text:p>
      <text:p text:style-name="Standard"/>
      <text:p text:style-name="P1">4) Was ist das Ergebnis von 8^3? in C# und warum? </text:p>
      <text:p text:style-name="Standard"><text:s/>-5 . Da '^' das Minuszeichen repraesentiert</text:p>
      <text:p text:style-name="Standard"/>
      <text:p text:style-name="P1">5) </text:p>
      <text:p text:style-name="P1">a)</text:p>
      <text:p text:style-name="Standard">bool b = 10&lt; 5; <text:s/>false, da 10 nicht kleiner 5 ist.</text:p>
      <text:p text:style-name="Standard"/>
      <text:list xml:id="list296116194" text:style-name="L1">
        <text:list-item>
          <text:p text:style-name="P2">Folgende Codes sind gegeben:</text:p>
        </text:list-item>
      </text:list>
      <text:p text:style-name="Standard">int i = 4;</text:p>
      <text:p text:style-name="Standard">if(i++ == 5)Console.WriteLine(“i besitzt den Wert 5 ”); <text:s/>Ausgbabe: false</text:p>
      <text:p text:style-name="Standard">Console.WriteLine(“i = {0}”, i) ; Ausgbabe: /</text:p>
      <text:p text:style-name="Standard"/>
      <text:p text:style-name="P1">b)</text:p>
      <text:p text:style-name="Standard">int i = 4;</text:p>
      <text:p text:style-name="Standard">if(++i == 5)Console.WriteLine(“i besitzt den Wert 5 ”); <text:s/>Ausgbabe: true</text:p>
      <text:p text:style-name="Standard">Console.WriteLine(“i = {0}”, i) ; Ausgbabe: i besitzt den Wert 5</text:p>
      <text:p text:style-name="Standard"/>
      <text:p text:style-name="P1">7)</text:p>
      <text:p text:style-name="P3"><text:span text:style-name="T1">Wann wird eine explizite Konvertierung notwendig?</text:span></text:p>
      <text:p text:style-name="P3">Wir benoetigen eine explizite Kovertierung, wenn wir genaue Datentypen zu weniger genauen Datentypen umwalndeln wollen. Es koennen dabei Informationen verloren gehen.</text:p>
      <text:p text:style-name="P3"><text:span text:style-name="T1">8)<text:line-break/>a) <text:s/>Sie wollen statt des (alten) c-castings aus Kompatibiltätsgründen einen Convert-Member zur </text:span><text:soft-page-break/><text:span text:style-name="T1">Typkonvertierung nutzen. Wandeln sie folgenden Code um:</text:span></text:p>
      <text:p text:style-name="P3"><text:span text:style-name="T1"><text:line-break/>double dWert = 10.7; byte bWert = (byte) dWert;</text:span></text:p>
      <text:p text:style-name="P3">Loesung:</text:p>
      <text:p text:style-name="P3">double dWert = 10.7;</text:p>
      <text:p text:style-name="P3">byte bwert = Convert.ToByte(dwert);</text:p>
      <text:p text:style-name="P3"/>
      <text:p text:style-name="P1">b) Sie wollen dWert in einen String umwandeln und anschließend auf der Konsole ausgeben. Wie ?<text:line-break/><text:span text:style-name="T2">doube dWert = 10.7;</text:span></text:p>
      <text:p text:style-name="P1"><text:span text:style-name="T2">string str = Convert.ToString(dWert);</text:span></text:p>
      <text:p text:style-name="P1"><text:span text:style-name="T2">Console.WriteLine(str)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13:04:06</meta:creation-date>
    <meta:editing-duration>PT1H34M47S</meta:editing-duration>
    <meta:editing-cycles>13</meta:editing-cycles>
    <meta:generator>LibreOffice/3.5$Linux_X86_64 LibreOffice_project/350m1$Build-2</meta:generator>
    <dc:date>2014-10-25T16:37:34</dc:date>
    <meta:document-statistic meta:table-count="0" meta:image-count="0" meta:object-count="0" meta:page-count="2" meta:paragraph-count="43" meta:word-count="284" meta:character-count="1799" meta:non-whitespace-character-count="1569"/>
  </office:meta>
</office:document-meta>
</file>